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bc68" officeooo:paragraph-rsid="0017bc6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bc68" style:font-size-asian="18pt" style:font-style-asian="normal" style:font-weight-asian="normal" style:font-size-complex="18pt"/>
    </style:style>
    <style:style style:name="T5" style:family="text">
      <style:text-properties officeooo:rsid="0017bc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nd</text:span><text:span text:style-name="T3"> of </text:span><text:span text:style-name="T4">December</text:span><text:span text:style-name="T3"> 2020 under the </text:span><text:span text:style-name="T4">3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appoint @ChairmanSteven as speaker of the house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34-2: To make @ChairmanSteven speaker of the hous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3T12:56:14.651691839</dc:date>
    <meta:editing-duration>PT1M28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46" meta:character-count="296" meta:non-whitespace-character-count="257"/>
  </office:meta>
</office:document-meta>
</file>